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9.275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55cm"/>
    </style:style>
    <style:style style:name="co14" style:family="table-column">
      <style:table-column-properties fo:break-before="auto" style:column-width="6.918cm"/>
    </style:style>
    <style:style style:name="co15" style:family="table-column">
      <style:table-column-properties fo:break-before="auto" style:column-width="26.815cm"/>
    </style:style>
    <style:style style:name="co16" style:family="table-column">
      <style:table-column-properties fo:break-before="auto" style:column-width="11.27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1.353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1.757cm" fo:break-before="auto" style:use-optimal-row-height="false"/>
    </style:style>
    <style:style style:name="ro5" style:family="table-row">
      <style:table-row-properties style:row-height="2.161cm" fo:break-before="auto" style:use-optimal-row-height="false"/>
    </style:style>
    <style:style style:name="ro6" style:family="table-row">
      <style:table-row-properties style:row-height="3.77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1c1c1c" fo:border="0.74pt solid #000000" style:vertical-align="middle"/>
      <style:text-properties fo:color="#ffffff"/>
    </style:style>
    <style:style style:name="ce11" style:family="table-cell" style:parent-style-name="Default">
      <style:table-cell-properties fo:border-bottom="none" fo:background-color="#ffd7d7" fo:border-left="0.74pt solid #000000" fo:border-right="0.74pt solid #000000" fo:border-top="none" style:vertical-align="middle"/>
    </style:style>
    <style:style style:name="ce12" style:family="table-cell" style:parent-style-name="Default">
      <style:table-cell-properties fo:border-bottom="none" fo:background-color="#dee7e5" fo:border-left="0.74pt solid #000000" fo:border-right="0.74pt solid #000000" fo:border-top="none" style:vertical-align="middle"/>
    </style:style>
    <style:style style:name="ce13" style:family="table-cell" style:parent-style-name="Default">
      <style:table-cell-properties fo:border-bottom="none" fo:background-color="#dee6ef" fo:border-left="0.74pt solid #000000" fo:border-right="0.74pt solid #000000" fo:border-top="none" style:vertical-align="middle"/>
    </style:style>
    <style:style style:name="ce14" style:family="table-cell" style:parent-style-name="Default">
      <style:table-cell-properties fo:border-bottom="none" fo:background-color="#ffdbb6" fo:border-left="0.74pt solid #000000" fo:border-right="0.74pt solid #000000" fo:border-top="none" style:vertical-align="middle"/>
    </style:style>
    <style:style style:name="ce15" style:family="table-cell" style:parent-style-name="Default">
      <style:table-cell-properties fo:border-bottom="none" fo:background-color="#808080" fo:border-left="0.74pt solid #000000" fo:border-right="0.74pt solid #000000" fo:border-top="none" style:vertical-align="middle"/>
    </style:style>
    <style:style style:name="ce16" style:family="table-cell" style:parent-style-name="Default">
      <style:table-cell-properties fo:border-bottom="none" fo:background-color="#784b04" fo:border-left="0.74pt solid #000000" fo:border-right="0.74pt solid #000000" fo:border-top="none" style:vertical-align="middle"/>
    </style:style>
    <style:style style:name="ce17" style:family="table-cell" style:parent-style-name="Default">
      <style:table-cell-properties fo:border-bottom="none" fo:background-color="#e0c2cd" fo:border-left="0.74pt solid #000000" fo:border-right="0.74pt solid #000000" fo:border-top="none" style:vertical-align="middle"/>
    </style:style>
    <style:style style:name="ce18" style:family="table-cell" style:parent-style-name="Default">
      <style:table-cell-properties fo:border-bottom="none" fo:background-color="#ffffd7" fo:border-left="0.74pt solid #000000" fo:border-right="0.74pt solid #000000" fo:border-top="none" style:vertical-align="middle"/>
    </style:style>
    <style:style style:name="ce42" style:family="table-cell" style:parent-style-name="Default">
      <style:table-cell-properties fo:border-bottom="none" fo:background-color="#f7d1d5" fo:border-left="0.74pt solid #000000" fo:border-right="0.74pt solid #000000" fo:border-top="none" style:vertical-align="middle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20" style:family="table-cell" style:parent-style-name="Default">
      <style:table-cell-properties fo:border-bottom="0.74pt solid #000000" fo:background-color="#1c1c1c" fo:border-left="none" fo:border-right="none" fo:border-top="0.74pt solid #000000" style:vertical-align="middle"/>
      <style:text-properties fo:color="#ffffff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ffd7d7" style:vertical-align="middle"/>
    </style:style>
    <style:style style:name="ce23" style:family="table-cell" style:parent-style-name="Default">
      <style:table-cell-properties fo:background-color="#dee7e5" style:vertical-align="middle"/>
    </style:style>
    <style:style style:name="ce24" style:family="table-cell" style:parent-style-name="Default">
      <style:table-cell-properties fo:background-color="#dee6ef" style:vertical-align="middle"/>
    </style:style>
    <style:style style:name="ce25" style:family="table-cell" style:parent-style-name="Default">
      <style:table-cell-properties fo:background-color="#ffdbb6" style:vertical-align="middle"/>
    </style:style>
    <style:style style:name="ce26" style:family="table-cell" style:parent-style-name="Default">
      <style:table-cell-properties fo:background-color="#808080" style:vertical-align="middle"/>
    </style:style>
    <style:style style:name="ce27" style:family="table-cell" style:parent-style-name="Default">
      <style:table-cell-properties fo:background-color="#784b04" style:vertical-align="middle"/>
    </style:style>
    <style:style style:name="ce28" style:family="table-cell" style:parent-style-name="Default">
      <style:table-cell-properties fo:background-color="#e0c2cd" style:vertical-align="middle"/>
    </style:style>
    <style:style style:name="ce29" style:family="table-cell" style:parent-style-name="Default">
      <style:table-cell-properties fo:background-color="#ffffd7" style:vertical-align="middle"/>
    </style:style>
    <style:style style:name="ce55" style:family="table-cell" style:parent-style-name="Default">
      <style:table-cell-properties fo:background-color="#f7d1d5" style:vertical-align="middle"/>
    </style:style>
    <style:style style:name="ce30" style:family="table-cell" style:parent-style-name="Default">
      <style:table-cell-properties fo:border-bottom="0.74pt solid #000000" fo:background-color="#1c1c1c" fo:wrap-option="wrap" fo:border-left="none" fo:border-right="none" fo:border-top="0.74pt solid #000000" style:vertical-align="middle"/>
      <style:text-properties fo:color="#ffffff"/>
    </style:style>
    <style:style style:name="ce32" style:family="table-cell" style:parent-style-name="Default">
      <style:table-cell-properties fo:background-color="#ffd7d7" fo:wrap-option="wrap" style:vertical-align="middle"/>
    </style:style>
    <style:style style:name="ce33" style:family="table-cell" style:parent-style-name="Default">
      <style:table-cell-properties fo:background-color="#dee7e5" fo:wrap-option="wrap" style:vertical-align="middle"/>
    </style:style>
    <style:style style:name="ce34" style:family="table-cell" style:parent-style-name="Default">
      <style:table-cell-properties fo:background-color="#dee6ef" fo:wrap-option="wrap" style:vertical-align="middle"/>
    </style:style>
    <style:style style:name="ce35" style:family="table-cell" style:parent-style-name="Default">
      <style:table-cell-properties fo:background-color="#ffdbb6" fo:wrap-option="wrap" style:vertical-align="middle"/>
    </style:style>
    <style:style style:name="ce36" style:family="table-cell" style:parent-style-name="Default">
      <style:table-cell-properties fo:background-color="#808080" fo:wrap-option="wrap" style:vertical-align="middle"/>
    </style:style>
    <style:style style:name="ce37" style:family="table-cell" style:parent-style-name="Default">
      <style:table-cell-properties fo:background-color="#784b04" fo:wrap-option="wrap" style:vertical-align="middle"/>
    </style:style>
    <style:style style:name="ce38" style:family="table-cell" style:parent-style-name="Default">
      <style:table-cell-properties fo:background-color="#e0c2cd" fo:wrap-option="wrap" style:vertical-align="middle"/>
    </style:style>
    <style:style style:name="ce39" style:family="table-cell" style:parent-style-name="Default">
      <style:table-cell-properties fo:background-color="#ffffd7" fo:wrap-option="wrap" style:vertical-align="middle"/>
    </style:style>
    <style:style style:name="ce65" style:family="table-cell" style:parent-style-name="Default">
      <style:table-cell-properties fo:background-color="#f7d1d5" fo:wrap-option="wrap" style:vertical-align="middle"/>
    </style:style>
    <style:style style:name="ce31" style:family="table-cell" style:parent-style-name="Default">
      <style:table-cell-properties fo:wrap-option="wrap" style:vertical-align="middle"/>
    </style:style>
    <style:style style:name="ce40" style:family="table-cell" style:parent-style-name="Default">
      <style:table-cell-properties fo:border-bottom="0.74pt solid #000000" fo:background-color="#1c1c1c" fo:border-left="none" fo:border-right="0.74pt solid #000000" fo:border-top="0.74pt solid #000000" style:vertical-align="middle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4" table:default-cell-style-name="ce21"/>
        <table:table-column table:style-name="co7" table:default-cell-style-name="ce21"/>
        <table:table-column table:style-name="co8" table:default-cell-style-name="ce31"/>
        <table:table-column table:style-name="co9" table:default-cell-style-name="ce21"/>
        <table:table-column table:style-name="co10" table:default-cell-style-name="ce21"/>
        <table:table-column table:style-name="co11" table:number-columns-repeated="5" table:default-cell-style-name="ce21"/>
        <table:table-column table:style-name="co12" table:number-columns-repeated="1007" table:default-cell-style-name="ce21"/>
        <table:table-row table:style-name="ro1">
          <table:table-cell table:style-name="ce9" office:value-type="string" calcext:value-type="string">
            <text:p>name</text:p>
          </table:table-cell>
          <table:table-cell table:style-name="ce20" office:value-type="string" calcext:value-type="string">
            <text:p>typeSkill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speciality</text:p>
          </table:table-cell>
          <table:table-cell table:style-name="ce20" office:value-type="string" calcext:value-type="string">
            <text:p>level</text:p>
          </table:table-cell>
          <table:table-cell table:style-name="ce20" office:value-type="string" calcext:value-type="string">
            <text:p>timeCasting</text:p>
          </table:table-cell>
          <table:table-cell table:style-name="ce20" office:value-type="string" calcext:value-type="string">
            <text:p>timeReloading</text:p>
          </table:table-cell>
          <table:table-cell table:style-name="ce20" office:value-type="string" calcext:value-type="string">
            <text:p>image</text:p>
          </table:table-cell>
          <table:table-cell table:style-name="ce30" office:value-type="string" calcext:value-type="string">
            <text:p>description</text:p>
          </table:table-cell>
          <table:table-cell table:style-name="ce20" office:value-type="string" calcext:value-type="string">
            <text:p>caractsUse</text:p>
          </table:table-cell>
          <table:table-cell table:style-name="ce20" office:value-type="string" calcext:value-type="string">
            <text:p>caractsTarget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effect0</text:p>
          </table:table-cell>
          <table:table-cell table:style-name="ce40" office:value-type="string" calcext:value-type="string">
            <text:p>effect1</text:p>
          </table:table-cell>
          <table:table-cell table:style-name="ce40" office:value-type="string" calcext:value-type="string">
            <text:p>effect2</text:p>
          </table:table-cell>
          <table:table-cell table:style-name="ce40" office:value-type="string" calcext:value-type="string">
            <text:p>effect3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Barrière de détournement</text:p>
          </table:table-cell>
          <table:table-cell office:value-type="string" calcext:value-type="string">
            <text:p>SORT_DEF</text:p>
          </table:table-cell>
          <table:table-cell table:style-name="ce22" office:value-type="string" calcext:value-type="string">
            <text:p>Gardien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Les projectiles qui vous touchent sont renvoyés vers ceux qui les ont lancés. Cela n'empêche toutefois pas ces projectiles d'avoir leur effet normal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1" office:value-type="string" calcext:value-type="string">
            <text:p>Coup handicapant</text:p>
          </table:table-cell>
          <table:table-cell office:value-type="string" calcext:value-type="string">
            <text:p>COMP_SPE</text:p>
          </table:table-cell>
          <table:table-cell table:style-name="ce22"/>
          <table:table-cell table:style-name="ce22"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Estropie la cible et tous les autres personnages proches à l'aide d'un grand balayage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Attaque éclair</text:p>
          </table:table-cell>
          <table:table-cell office:value-type="string" calcext:value-type="string">
            <text:p>COMP_SPE</text:p>
          </table:table-cell>
          <table:table-cell table:style-name="ce22"/>
          <table:table-cell table:style-name="ce22" office:value-type="string" calcext:value-type="string">
            <text:p>DanseurSab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Passe d'une cible à l'autre en touchant jusqu'à 2 cibles et inflige des dégâts physiques à chacune d'elles.</text:p>
          </table:table-cell>
          <table:table-cell office:value-type="string" calcext:value-type="string">
            <text:p>HAB</text:p>
          </table:table-cell>
          <table:table-cell office:value-type="string" calcext:value-type="string">
            <text:p>VIG, HAB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Piqué du phénix</text:p>
          </table:table-cell>
          <table:table-cell office:value-type="string" calcext:value-type="string">
            <text:p>COMP_SPE</text:p>
          </table:table-cell>
          <table:table-cell table:style-name="ce22" office:value-type="string" calcext:value-type="string">
            <text:p>Moine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Vous bondissez dans les airs vers la position de la cible, en créant une surface de feu à l'atterrissage.</text:p>
          </table:table-cell>
          <table:table-cell office:value-type="string" calcext:value-type="string">
            <text:p>HAB</text:p>
          </table:table-cell>
          <table:table-cell table:number-columns-repeated="1013"/>
        </table:table-row>
        <table:table-row table:style-name="ro3">
          <table:table-cell table:style-name="ce11" office:value-type="string" calcext:value-type="string">
            <text:p>Provocation</text:p>
          </table:table-cell>
          <table:table-cell office:value-type="string" calcext:value-type="string">
            <text:p>SORT_DIVERS</text:p>
          </table:table-cell>
          <table:table-cell table:style-name="ce22" office:value-type="string" calcext:value-type="string">
            <text:p>Gardien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Provoque les ennemis tout autour de vous. Narguez-les pour qu'ils vous attaquent.</text:p>
          </table:table-cell>
          <table:table-cell table:number-columns-repeated="2" office:value-type="string" calcext:value-type="string">
            <text:p>POU</text:p>
          </table:table-cell>
          <table:table-cell table:number-columns-repeated="1012"/>
        </table:table-row>
        <table:table-row table:style-name="ro3">
          <table:table-cell table:style-name="ce11" office:value-type="string" calcext:value-type="string">
            <text:p>Tourbillon</text:p>
          </table:table-cell>
          <table:table-cell office:value-type="string" calcext:value-type="string">
            <text:p>COMP_SPE</text:p>
          </table:table-cell>
          <table:table-cell table:style-name="ce22"/>
          <table:table-cell table:style-name="ce22"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Effectuez une attaque tourbillonnante, qui inflige des dégâts physiques aux ennemis autour de vous.</text:p>
          </table:table-cell>
          <table:table-cell office:value-type="string" calcext:value-type="string">
            <text:p>VIG</text:p>
          </table:table-cell>
          <table:table-cell office:value-type="string" calcext:value-type="string">
            <text:p>VIG, HAB</text:p>
          </table:table-cell>
          <table:table-cell table:number-columns-repeated="1012"/>
        </table:table-row>
        <table:table-row table:style-name="ro4">
          <table:table-cell table:style-name="ce11" office:value-type="string" calcext:value-type="string">
            <text:p>Marque sanguine</text:p>
          </table:table-cell>
          <table:table-cell office:value-type="string" calcext:value-type="string">
            <text:p>SORT_DIVERS</text:p>
          </table:table-cell>
          <table:table-cell table:style-name="ce22" office:value-type="string" calcext:value-type="string">
            <text:p>Assassin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Marque la cible ennemie. Si celle-ci meurt dans les 2 prochains tours, vous récupérez de la vitalité. En revanche, si la cible survit, c'est elle qui se soigne complètemen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1" office:value-type="string" calcext:value-type="string">
            <text:p>Ange gardien</text:p>
          </table:table-cell>
          <table:table-cell office:value-type="string" calcext:value-type="string">
            <text:p>SORT_DEF</text:p>
          </table:table-cell>
          <table:table-cell table:style-name="ce22"/>
          <table:table-cell table:style-name="ce22" office:value-type="string" calcext:value-type="string">
            <text:p>Palad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Les dégâts subis par vos alliés à portée de corps à corps sont redirigés vers vou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1" office:value-type="string" calcext:value-type="string">
            <text:p>Au coeur de la mêlée</text:p>
          </table:table-cell>
          <table:table-cell office:value-type="string" calcext:value-type="string">
            <text:p>COMP_SPE</text:p>
          </table:table-cell>
          <table:table-cell table:style-name="ce22" office:value-type="string" calcext:value-type="string">
            <text:p>Bretteur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Vous gagnez un bonus d’attaque si un allié est proche. Plus on est de fous, plus on rit !</text:p>
          </table:table-cell>
          <table:table-cell table:number-columns-repeated="1014"/>
        </table:table-row>
        <table:table-row table:style-name="ro3">
          <table:table-cell table:style-name="ce11" office:value-type="string" calcext:value-type="string">
            <text:p>Assaut</text:p>
          </table:table-cell>
          <table:table-cell office:value-type="string" calcext:value-type="string">
            <text:p>COMP_SPE</text:p>
          </table:table-cell>
          <table:table-cell table:style-name="ce22" office:value-type="string" calcext:value-type="string">
            <text:p>Bretteur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/>
          <table:table-cell table:style-name="ce32" office:value-type="string" calcext:value-type="string">
            <text:p>Vous attaquez à 4 reprises avec une rapidité stupéfiante, chacun de vos coups infligeant des dégâts physiques.</text:p>
          </table:table-cell>
          <table:table-cell table:number-columns-repeated="2" office:value-type="string" calcext:value-type="string">
            <text:p>VIG, HAB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Clouage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Inflige des dégâts physiques et Handicap à la cib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Premiers secours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Rend des points de vie à la cible. Supprime Handicap, Renversement, Cécité, Silence, Hémorragie, Brûlure, Empoisonnement et Malad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2" office:value-type="string" calcext:value-type="string">
            <text:p>Ricochet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Tire une flèche normale qui inflige des dégâts physiques puis bifurque vers sa prochaine cible un maximum de 2 foi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Repli stratégique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Confère Hâte et vous téléporte à l'endroit visé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2" office:value-type="string" calcext:value-type="string">
            <text:p>Tir dans le ciel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Vous sautez dans les airs avant de tirer, ce qui vous permet de bénéficier d'un bonus aux dégât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2" office:value-type="string" calcext:value-type="string">
            <text:p>Volée de flèches</text:p>
          </table:table-cell>
          <table:table-cell office:value-type="string" calcext:value-type="string">
            <text:p>SORT_DIVERS</text:p>
          </table:table-cell>
          <table:table-cell table:style-name="ce23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/>
          <table:table-cell table:style-name="ce33" office:value-type="string" calcext:value-type="string">
            <text:p>15 flèches s'abattent sur la zone ciblée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Bras de Morphé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Cause des dégâts physiques et inflige Atrophie : votre cible ne peut plus utiliser d'armes ni de compétences liées à celles-ci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Lame corrompu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Coup de dague causant des dégâts physiques et infligeant Putréfaction et Malad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Cruauté terrifiant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Coup de dague causant des dégâts et infligeant Hémorragie et Terreur à la victim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Eventail de poignards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Vous lancez une dague sur chaque ennemi autour de vous, ce qui leur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4" office:value-type="string" calcext:value-type="string">
            <text:p>Supernova</text:p>
          </table:table-cell>
          <table:table-cell office:value-type="string" calcext:value-type="string">
            <text:p>SORT_DIVERS</text:p>
          </table:table-cell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table:style-name="ce35" office:value-type="string" calcext:value-type="string">
            <text:p>Explose en créant des surfaces de feu et en infligeant des dégâts de feu dans une large zone tout autour de vou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4" office:value-type="string" calcext:value-type="string">
            <text:p>Fouet de feu</text:p>
          </table:table-cell>
          <table:table-cell office:value-type="string" calcext:value-type="string">
            <text:p>SORT_DIVERS</text:p>
          </table:table-cell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table:style-name="ce35" office:value-type="string" calcext:value-type="string">
            <text:p>Attaque à longue portée causant des dégâts de feu à une cible unique, tout en lui infligeant Cécité et Brûlur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4" office:value-type="string" calcext:value-type="string">
            <text:p>Boule de feu</text:p>
          </table:table-cell>
          <table:table-cell office:value-type="string" calcext:value-type="string">
            <text:p>SORT_DIVERS</text:p>
          </table:table-cell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table:style-name="ce35" office:value-type="string" calcext:value-type="string">
            <text:p>Lance une sphère enflammée qui explose et inflige des dégâts de feu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4" office:value-type="string" calcext:value-type="string">
            <text:p>Tranquillité d'esprit</text:p>
          </table:table-cell>
          <table:table-cell office:value-type="string" calcext:value-type="string">
            <text:p>SORT_DIVERS</text:p>
          </table:table-cell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table:style-name="ce35" office:value-type="string" calcext:value-type="string">
            <text:p>Confère Lucidité à la cible. Supprime Cécité, Terreur, Charme, Provocation, Sommeil, Enragement et Fol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4" office:value-type="string" calcext:value-type="string">
            <text:p>Hâte</text:p>
          </table:table-cell>
          <table:table-cell office:value-type="string" calcext:value-type="string">
            <text:p>SORT_DIVERS</text:p>
          </table:table-cell>
          <table:table-cell table:style-name="ce2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table:style-name="ce35" office:value-type="string" calcext:value-type="string">
            <text:p>Confère Hâte au personnage ciblé, ce qui augmente sa vitesse de déplacement. Supprime Lenteur et Handicap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Plui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Crée une surface d'eau qui s'étend et éteint les flammes. Inflige l'état Humidité aux personnages présents dans la zon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4">
          <table:table-cell table:style-name="ce13" office:value-type="string" calcext:value-type="string">
            <text:p>Armure de givr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La glace forme une barrière défensive autour de la cible, ce qui lui confère de l'Armure magique. Fait disparaître Brûlure, Empoisonnement, Etourdissement, Gel, Suffocation et Pétrificatio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Restauration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Rend de la vitalité au personnage ciblé. Restauration supprime également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Refroidissement climatiqu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Inflige Coup de froid aux ennemis autour de vous, qui subissent des dégâts d'eau. Gèle toutes les surfaces vulnérabl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tase cryogéniqu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La cible alliée se retrouve cryogénisée, ce qui la rend incapable d'agir mais l'immunise contre tous les dégâts et la soigne sur la duré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Blizzard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20 éclats de glace tombent du ciel. Chacun d'entre eux inflige des dégâts d'eau aux personnages qui se trouvent dans un rayon de 15m autour de la zone d'impac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5" office:value-type="string" calcext:value-type="string">
            <text:p>Décharge électriqu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Projette une décharge électrique infligeant des dégâts d'air à la cible. Inflige Etat de choc. 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5" office:value-type="string" calcext:value-type="string">
            <text:p>Rayonnement aveuglant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Vous recevez un état qui inflige Cécité à tous vos adversair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5" office:value-type="string" calcext:value-type="string">
            <text:p>Toucher électriqu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Inflige Etat de choc à une cible se trouvant à portée de main et lui cause des dégâts d'ai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Eclair hébétant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La foudre tombe du ciel, causant des dégâts d'air à tous les personnages pris dans la zone d'effet et leur infligeant Etat de choc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5" office:value-type="string" calcext:value-type="string">
            <text:p>Evitement surnaturel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L'esquive de la cible augmente de façon important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5" office:value-type="string" calcext:value-type="string">
            <text:p>Permutation du vid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Echange les places de deux personnages. Vous pouvez être l'un d'eux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5" office:value-type="string" calcext:value-type="string">
            <text:p>Téléportation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Téléporte un objet ou un personnage à l'endroit de votre choix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4">
          <table:table-cell table:style-name="ce15" office:value-type="string" calcext:value-type="string">
            <text:p>Tornad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Une tornade traverse aléatoirement le champ de bataille, supprimant les surfaces et révélant les personnages invisibles. Fait également disparaître Invisibilité, Brûlure et Lenteu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Superconducteur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Lance de longues étincelles sur tous les ennemis présents dans la zone d'effet, ce qui leur cause des dégâts d'air et leur inflige Etat de choc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Electrocution en chaîn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Tire un éclair étourdissant qui se divise à l'impact un maximum de 8 fois dans un rayon de 8m et inflige des dégâts d'air à chaque cib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5" office:value-type="string" calcext:value-type="string">
            <text:p>Orage</text:p>
          </table:table-cell>
          <table:table-cell office:value-type="string" calcext:value-type="string">
            <text:p>SORT_DIVERS</text:p>
          </table:table-cell>
          <table:table-cell table:style-name="ce26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6"/>
          <table:table-cell table:style-name="ce36" office:value-type="string" calcext:value-type="string">
            <text:p>Une tempête fait rage dans la zone d'effet, et elle projette des éclairs sur les ennemis, chacun d'entre eux infligeant des dégâts d'ai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4">
          <table:table-cell table:style-name="ce16" office:value-type="string" calcext:value-type="string">
            <text:p>Fortification</text:p>
          </table:table-cell>
          <table:table-cell office:value-type="string" calcext:value-type="string">
            <text:p>SORT_DIVERS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/>
          <table:table-cell table:style-name="ce37" office:value-type="string" calcext:value-type="string">
            <text:p>Confère de l'Armure physique. Tant que la cible est sous le coup de Renforcement, elle ne peut être téléportée. Supprime les effets d'Empoisonnement, d'Hémorragie, de Brûlure, d'Acide et de Putréfactio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Empalement</text:p>
          </table:table-cell>
          <table:table-cell office:value-type="string" calcext:value-type="string">
            <text:p>SORT_DIVERS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/>
          <table:table-cell table:style-name="ce37" office:value-type="string" calcext:value-type="string">
            <text:p>Des pieux empalent tous les personnages et objets, leur infligeant Handicap et des dégâts de terre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Tremblement de terre</text:p>
          </table:table-cell>
          <table:table-cell office:value-type="string" calcext:value-type="string">
            <text:p>SORT_DIVERS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/>
          <table:table-cell table:style-name="ce37" office:value-type="string" calcext:value-type="string">
            <text:p>Inflige des dégâts de terre et Renversement aux personnages ennemis et aux objets autour de vous. 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6" office:value-type="string" calcext:value-type="string">
            <text:p>Eruption pyroclastique</text:p>
          </table:table-cell>
          <table:table-cell office:value-type="string" calcext:value-type="string">
            <text:p>SORT_DIVERS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/>
          <table:table-cell table:style-name="ce37" office:value-type="string" calcext:value-type="string">
            <text:p>Plusieurs rochers pleins de pétrole explosent en direction de tous les ennemis dans la zone d'effet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Putréfaction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Inflige des dégâts physiques à la cible, ainsi que Putréfaction, avec pour conséquence que les sorts et les potions de soins lui causent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Réveil de cadavre boursouflé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Ciblez un corps pour créer un cadavre boursouflé qui se bat pour vous. Il peut également exploser, auquel cas il inflige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Infection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Inflige des dégâts physiques à la cible, tout en lui inoculant une maladie qui se transmet aux autres personnages proch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Trompe-la-mort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Pendant 2 tours, la vitalité de la cible ne peut pas descendre en-dessous de 1, ce qui le maintient en vie quoi qu'il arriv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4">
          <table:table-cell table:style-name="ce17" office:value-type="string" calcext:value-type="string">
            <text:p>Chaînes de douleur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Marque une cible de façon à ce qu'elle subisse tous les dégâts qui vous sont infligés. Les dégâts transférés de la sorte ignorent toutes les résistances dont la cible pourrait bénéficie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7" office:value-type="string" calcext:value-type="string">
            <text:p>Rite funéraire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Vous vous sacrifiez pour ramener un allié à la vie, ce qui vous inflige des dégâts perforants mais ressuscite la cible à son maximum de vitalité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>
            <text:p>Regard intimidant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Réduit les ennemis au silence dans un cône devant vous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4">
          <table:table-cell table:style-name="ce17" office:value-type="string" calcext:value-type="string">
            <text:p>Totems du nécromancien</text:p>
          </table:table-cell>
          <table:table-cell office:value-type="string" calcext:value-type="string">
            <text:p>SORT_DIVERS</text:p>
          </table:table-cell>
          <table:table-cell table:style-name="ce28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"/>
          <table:table-cell table:style-name="ce38" office:value-type="string" calcext:value-type="string">
            <text:p>Fait apparaître des totems d'os à côté de tous les ennemis situés dans la zone d'effet. Les totems d'os se battent à l'aide d'attaques à distanc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Evocation d'incarnation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Appelle un élémentaire personnel correspondant à la surface de sol sur laquelle il est invoqué. Votre incarnation peut être renforcée à l'aide d'insufflation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3" office:value-type="string" calcext:value-type="string">
            <text:p>Insufflation de double vu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Débloque les attaques à distance pour votre incarnatio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5">
          <table:table-cell table:style-name="ce13" office:value-type="string" calcext:value-type="string">
            <text:p>Âme soeur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Vous lie à la cible, ce qui vous permet de lui faire également profiter des effets de soins et de récupération d'armure dont vous bénéficiez. Supprime Gel, Etourdissement, Renversement et Pétrification sur la cib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Cri de ralliement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La cible récupère de la vitalité et de l'armure magique en fonction du nombre d'alliés et de totems à proximité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Domination mental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Charme l'ennemi pris pour cible, ce qui l'oblige à combattre à vos côtés pendant toute la durée de l'effe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3" office:value-type="string" calcext:value-type="string">
            <text:p>Insufflation d'ombr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Votre incarnation apprend à devenir invisible et à frapper vos adversaires à l'aide d'une attaque corrosiv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Insufflation de distorsion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L'incarnation apprend une compétence de téléportation, ainsi qu'une compétence qui lui permet de changer de place avec son maîtr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Surcharge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La créature invoquée ou le totem inflige 100% de dégâts de base supplémentaires pendant son prochain tour, puis meur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3" office:value-type="string" calcext:value-type="string">
            <text:p>Portail entre les plans</text:p>
          </table:table-cell>
          <table:table-cell office:value-type="string" calcext:value-type="string">
            <text:p>SORT_DIVERS</text:p>
          </table:table-cell>
          <table:table-cell table:style-name="ce24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/>
          <table:table-cell table:style-name="ce34" office:value-type="string" calcext:value-type="string">
            <text:p>Fait apparaître deux portails liés permettant à n'importe quel personnage de passer de l'un à l'autre un maximum de 4 foi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Manteau de caméléon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Vous confère le pouvoir de fusionner avec l'environnement, quel qu'il soit, afin de devenir invisib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8" office:value-type="string" calcext:value-type="string">
            <text:p>Ailes déployées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Vous fait pousser des ailes temporaires, qui vous permettent de vous déplacer en volant et d'ignorer les surfaces de sol en évitant de poser le pied par terr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8" office:value-type="string" calcext:value-type="string">
            <text:p>Tête de médus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Des serpents sortent de votre tête, ce qui vous confère une aura pétrifiante, ainsi que la compétence Visage pétrifiant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8" office:value-type="string" calcext:value-type="string">
            <text:p>Greffe de peau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Réinitialise tous les temps de récupération. Fait disparaître Brûlure, Nécroflammes, Empoisonnement et Hémorrag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Tissage de toil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Crée des surfaces de toiles dans la zone d'effet, ce qui inflige Enchevêtrement à tous les personnag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18" office:value-type="string" calcext:value-type="string">
            <text:p>Vision spirituell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Vos yeux percent le voile du Hall aux Echo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Rafal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Permet d'exécuter trois attaques rapides, infligeant chacune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La total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Exécute une terrible attaque infligeant des dégâts physiques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18" office:value-type="string" calcext:value-type="string">
            <text:p>Distorsion temporelle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Cible un personnage. Lorsque ce dernier arrive à la fin de son tour au combat, il gagne automatiquement un tour gratuit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18" office:value-type="string" calcext:value-type="string">
            <text:p>Annihilation</text:p>
          </table:table-cell>
          <table:table-cell office:value-type="string" calcext:value-type="string">
            <text:p>SORT_DIVERS</text:p>
          </table:table-cell>
          <table:table-cell table:style-name="ce29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9"/>
          <table:table-cell table:style-name="ce39" office:value-type="string" calcext:value-type="string">
            <text:p>Sort qui détruit totalement le corps d'un personnage, interdisant ainsi de le ressusciter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42" office:value-type="string" calcext:value-type="string">
            <text:p>Larmes de guérison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a terre elle-même se lamente de votre sort, ce qui crée des larmes guérisseuses soignant tous les alliés suffisamment proches de vous. 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Écran de fumée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Crée tout autour de vous un nuage de fumée qui vous dissimu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Insufflation élémentaire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Transforme l'élément de l'incarnatio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Explosion de nombreux cadavre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Fait exploser tous les cadavres autour de vous, ce qui inflige des dégâts physiques dans toute la zon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Invoc Buisson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Permet de faire pousser des buissons à partir de rie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Invoc Arbre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Permet de faire pousser des arbres à partir de rien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>
          <table:table-cell table:style-name="ce42" office:value-type="string" calcext:value-type="string">
            <text:p>Soin des plante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Permet de soigner ou d'améliorer toute sorte de plante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42" office:value-type="string" calcext:value-type="string">
            <text:p>Hallucinations auditive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es hallucinations auditives utilise le sens de l'ouie de ses cibles pendant un certain temps. La qualité du son est forcément nette, bien réussi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3">
          <table:table-cell table:style-name="ce42" office:value-type="string" calcext:value-type="string">
            <text:p>Trans. Animal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a transformation en loup permet de devenir un loup avec le pelage que l'on souhait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6">
          <table:table-cell table:style-name="ce42" office:value-type="string" calcext:value-type="string">
            <text:p>Berserker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e Berserker permet de booster temporairement la Vigueur et la compétence Combat. La Vigueur peut surpasser les limites du corps, soit 5... mais perdra alors 1 PV à la fin du Berserker. Si la Vigueur atteint ou surpasse 5, alors qu'avant il était plus bas... le lanceur gagne automatiquement 1 PV max en plus durant le Berserker. (Ce PV pris est temporaire, dû à la résistance physique d'une Vigueur à 5, et ne compte pas comme contrecoup)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42" office:value-type="string" calcext:value-type="string">
            <text:p>Champ de force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e Champ de force permet de créer une couche protectrice sur la cible. Un lien visible se crée entre le lanceur et la cible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5">
          <table:table-cell table:style-name="ce42" office:value-type="string" calcext:value-type="string">
            <text:p>Echantement des plume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'enchantement des plumes leur donne un effet au contact de la peau de la cible. Il suffit d'un contact plume-peau, sans forcément lancer / détacher ses plumes. L'enchantement ne fonctionne que pour un seul contact, et peut s'enlever si voulu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2">
          <table:table-cell table:style-name="ce42" office:value-type="string" calcext:value-type="string">
            <text:p>Savoir des morts</text:p>
          </table:table-cell>
          <table:table-cell office:value-type="string" calcext:value-type="string">
            <text:p>SORT_DIVERS</text:p>
          </table:table-cell>
          <table:table-cell table:style-name="ce55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/>
          <table:table-cell table:style-name="ce65" office:value-type="string" calcext:value-type="string">
            <text:p>Le savoir des morts permet d'accueillir les informations d'une âme à proximité de son corps (ou d'une partie de son corps).</text:p>
          </table:table-cell>
          <table:table-cell office:value-type="string" calcext:value-type="string">
            <text:p>POU</text:p>
          </table:table-cell>
          <table:table-cell table:number-columns-repeated="1013"/>
        </table:table-row>
        <table:table-row table:style-name="ro1" table:number-rows-repeated="1048485">
          <table:table-cell table:number-columns-repeated="1023"/>
        </table:table-row>
        <table:table-row table:style-name="ro1">
          <table:table-cell table:style-name="ce19"/>
          <table:table-cell table:number-columns-repeated="1022"/>
        </table:table-row>
        <table:table-row table:style-name="ro7" table:number-rows-repeated="2">
          <table:table-cell table:style-name="ce19"/>
          <table:table-cell table:number-columns-repeated="1022"/>
        </table:table-row>
        <table:table-row table:style-name="ro7">
          <table:table-cell table:style-name="ce19"/>
          <table:table-cell table:number-columns-repeated="1022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8">
          <table:table-cell table:number-columns-repeated="4"/>
        </table:table-row>
        <table:table-row table:style-name="ro8">
          <table:table-cell/>
          <table:table-cell office:value-type="string" calcext:value-type="string">
            <text:p>Atrophie</text:p>
          </table:table-cell>
          <table:table-cell office:value-type="string" calcext:value-type="string">
            <text:p>Empêche le personnage affligé d'attaquer ou utiliser des compétences d'arm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Brûlure / Empoisonnement / Hémorragie</text:p>
          </table:table-cell>
          <table:table-cell office:value-type="string" calcext:value-type="string">
            <text:p>Inflige des dégâts à chaque to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écité</text:p>
          </table:table-cell>
          <table:table-cell office:value-type="string" calcext:value-type="string">
            <text:p>Réduit la portée et donne un malus aux actions de précis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harme</text:p>
          </table:table-cell>
          <table:table-cell office:value-type="string" calcext:value-type="string">
            <text:p>Retourne temporairement un personnage contre ses allié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Coup de froid</text:p>
          </table:table-cell>
          <table:table-cell office:value-type="string" calcext:value-type="string">
            <text:p>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nchevêtrement</text:p>
          </table:table-cell>
          <table:table-cell office:value-type="string" calcext:value-type="string">
            <text:p>Empêche le personnage de se déplacer. Malus d’esquive.</text:p>
          </table:table-cell>
          <table:table-cell office:value-type="string" calcext:value-type="string">
            <text:p>Immunité à Téléportation</text:p>
          </table:table-cell>
        </table:table-row>
        <table:table-row table:style-name="ro8">
          <table:table-cell/>
          <table:table-cell office:value-type="string" calcext:value-type="string">
            <text:p>Esquive</text:p>
          </table:table-cell>
          <table:table-cell office:value-type="string" calcext:value-type="string">
            <text:p>Bonus aux actions d’esquive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at de choc</text:p>
          </table:table-cell>
          <table:table-cell office:value-type="string" calcext:value-type="string">
            <text:p>Le personnage est choqué par l'électricité. Subir Etat de choc une seconde fois ou Humidité provoque Etourdissement. Malus aux actions de déplacement et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Etourdissement</text:p>
          </table:table-cell>
          <table:table-cell office:value-type="string" calcext:value-type="string">
            <text:p>Paralysé par l'électricité.</text:p>
          </table:table-cell>
          <table:table-cell office:value-type="string" calcext:value-type="string">
            <text:p>Immunité à Gel, Charme, Terreur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Folie / Démence</text:p>
          </table:table-cell>
          <table:table-cell office:value-type="string" calcext:value-type="string">
            <text:p>Le personnage est fou de rage et attaque l'ami ou ennemi le plus proche, sans distinc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Gel</text:p>
          </table:table-cell>
          <table:table-cell office:value-type="string" calcext:value-type="string">
            <text:p>Paralysé par le gel.</text:p>
          </table:table-cell>
          <table:table-cell office:value-type="string" calcext:value-type="string">
            <text:p>Immunité à Etat de choc, Empoisonnement, Charme, Terreur, Hémorragie, Pétrification, Provocation, Sommeil</text:p>
          </table:table-cell>
        </table:table-row>
        <table:table-row table:style-name="ro8">
          <table:table-cell/>
          <table:table-cell office:value-type="string" calcext:value-type="string">
            <text:p>Handicap</text:p>
          </table:table-cell>
          <table:table-cell office:value-type="string" calcext:value-type="string">
            <text:p>Empêche le personnage de se déplacer. Malus d’esquive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Humidité</text:p>
          </table:table-cell>
          <table:table-cell office:value-type="string" calcext:value-type="string">
            <text:p>Subir Etat de choc après Humidité provoque Etourdissement. Subir Coup de froid provoque Gel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Infection</text:p>
          </table:table-cell>
          <table:table-cell office:value-type="string" calcext:value-type="string">
            <text:p>Le personnage est contagieux. 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Maladie</text:p>
          </table:table-cell>
          <table:table-cell office:value-type="string" calcext:value-type="string">
            <text:p>Malus aux actions d’attaque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étrification</text:p>
          </table:table-cell>
          <table:table-cell office:value-type="string" calcext:value-type="string">
            <text:p>La cible est incapable de bouger et d'agir de manière permanente.</text:p>
          </table:table-cell>
          <table:table-cell office:value-type="string" calcext:value-type="string">
            <text:p>Immunité à Gel, Brûlure, Etat de choc, Empoisonnement, Charme, Terreur, Renversement, Coup de froid, Hémorragie, Téléportation, Provocation, Sommeil</text:p>
          </table:table-cell>
        </table:table-row>
        <table:table-row table:style-name="ro8">
          <table:table-cell/>
          <table:table-cell office:value-type="string" calcext:value-type="string">
            <text:p>Provocation</text:p>
          </table:table-cell>
          <table:table-cell office:value-type="string" calcext:value-type="string">
            <text:p>La cible est obligée d'attaquer le lanceu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Putréfaction</text:p>
          </table:table-cell>
          <table:table-cell office:value-type="string" calcext:value-type="string">
            <text:p>Le personnage subit des dégâts des soins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Renversement</text:p>
          </table:table-cell>
          <table:table-cell office:value-type="string" calcext:value-type="string">
            <text:p>Le personnage est à terre et incapable de se déplacer. Se relever prend un tour au combat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ilence</text:p>
          </table:table-cell>
          <table:table-cell office:value-type="string" calcext:value-type="string">
            <text:p>Empêche le personnage de parler et de lancer des sorts ayant des temps d’incantation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Sommeil</text:p>
          </table:table-cell>
          <table:table-cell office:value-type="string" calcext:value-type="string">
            <text:p>La cible est incapable d'agir ou de se déplacer.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Terreur</text:p>
          </table:table-cell>
          <table:table-cell office:value-type="string" calcext:value-type="string">
            <text:p>Le personnage s'enfuit de terreur. Malus d’esquive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20:05:05.0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05T22:33:29.552000000</dc:date>
    <meta:editing-duration>PT4H41M22S</meta:editing-duration>
    <meta:editing-cycles>31</meta:editing-cycles>
    <meta:generator>LibreOffice/7.3.2.2$Windows_X86_64 LibreOffice_project/49f2b1bff42cfccbd8f788c8dc32c1c309559be0</meta:generator>
    <meta:document-statistic meta:table-count="2" meta:cell-count="680" meta:object-count="0"/>
  </office:meta>
</office:document-meta>
</file>